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20.1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4">
      <style:table-cell-properties fo:wrap-option="wrap"/>
      <style:text-properties fo:color="#000000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able-cell-properties fo:wrap-option="wrap"/>
      <style:text-properties fo:color="#000000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Sportive</text:p>
          </table:table-cell>
          <table:table-cell office:value-type="string">
            <text:p>Inputs</text:p>
          </table:table-cell>
          <table:table-cell office:value-type="string">
            <text:p>For</text:p>
          </table:table-cell>
          <table:table-cell office:value-type="string">
            <text:p>Node</text:p>
          </table:table-cell>
          <table:table-cell office:value-type="string">
            <text:p>Url</text:p>
          </table:table-cell>
          <table:table-cell/>
        </table:table-row>
        <table:table-row table:style-name="ro2">
          <table:table-cell/>
          <table:table-cell office:value-type="string">
            <text:p>Ball Possession %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office:value-type="string">
            <text:p>Shots On Goal Per Game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Shots Per Game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table:style-name="ce2" office:value-type="string">
            <text:p>Total Dribbles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office:value-type="string">
            <text:p>Passes To Penalty Area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mpleted passes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office:value-type="string">
            <text:p>Pass success %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office:value-type="string">
            <text:p>Crosses per game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office:value-type="string">
            <text:p>Ball Recover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Victories</text:p>
          </table:table-cell>
          <table:table-cell office:value-type="string">
            <text:p>Lega/anno</text:p>
          </table:table-cell>
          <table:table-cell/>
          <table:table-cell office:value-type="string">
            <text:p>http://www.whoscored.com/Regions/108/Tournaments/5/Seasons/5441/Stages/11369/Show/Italy-Serie-A-2014-2015</text:p>
          </table:table-cell>
          <table:table-cell/>
        </table:table-row>
        <table:table-row table:style-name="ro2">
          <table:table-cell/>
          <table:table-cell office:value-type="string">
            <text:p>N seasons in first divis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of throphies</text:p>
          </table:table-cell>
          <table:table-cell office:value-type="string">
            <text:p>squadra</text:p>
          </table:table-cell>
          <table:table-cell/>
          <table:table-cell office:value-type="string">
            <text:p>http://www.transfermarkt.com/ssc-neapel/marktwertbeimdebuet/verein/6195</text:p>
          </table:table-cell>
          <table:table-cell/>
        </table:table-row>
        <table:table-row table:style-name="ro1">
          <table:table-cell/>
          <table:table-cell office:value-type="string">
            <text:p>Match Performanc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layers talen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ckles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office:value-type="string">
            <text:p>Total Interceptions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2">
          <table:table-cell/>
          <table:table-cell office:value-type="string">
            <text:p>Shots Conceded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Financial</text:p>
          </table:table-cell>
          <table:table-cell office:value-type="string">
            <text:p>Total Wages Pai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t Asset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dium Facilities expenditur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perational Cos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al Asse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eam Wag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ach Wag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rector's Remunera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Other Expens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nancial Resourc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et Transfer Activit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ff Cos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ixed Assets(buildings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otal Market Valu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Social</text:p>
          </table:table-cell>
          <table:table-cell office:value-type="string">
            <text:p>Hometown Population</text:p>
          </table:table-cell>
          <table:table-cell office:value-type="string">
            <text:p>squadra</text:p>
          </table:table-cell>
          <table:table-cell/>
          <table:table-cell office:value-type="string">
            <text:p>http://www.transfermarkt.com/ssc-neapel/datenfakten/verein/61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Other</text:p>
          </table:table-cell>
          <table:table-cell office:value-type="string">
            <text:p>N Playe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players us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d Cards</text:p>
          </table:table-cell>
          <table:table-cell office:value-type="string">
            <text:p>Lega/anno</text:p>
          </table:table-cell>
          <table:table-cell/>
          <table:table-cell office:value-type="string">
            <text:p><text:a xlink:href="http://www.whoscored.com/Regions/108/Tournaments/5/Seasons/5441/Stages/11369/TeamStatistics/Italy-Serie-A-2014-2015">http://www.whoscored.com/Regions/108/Tournaments/5/Seasons/5441/Stages/11369/TeamStatistics/Italy-Serie-A-2014-2015</text:a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Outputs</text:p>
          </table:table-cell>
          <table:table-cell office:value-type="string">
            <text:p>Points in leagu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als scor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als conced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hot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. matches in national cu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N matches in international cu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OR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EFA Ranking</text:p>
          </table:table-cell>
          <table:table-cell table:number-columns-repeated="4"/>
        </table:table-row>
      </table:table>
      <table:table table:name="Foglio2" table:style-name="ta1" table:print="false">
        <table:table-column table:style-name="co1" table:number-columns-repeated="1024" table:default-cell-style-name="ce3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>
            <text:p>R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AccLB</text:p>
          </table:table-cell>
          <table:table-cell table:style-name="ce4" office:value-type="string">
            <text:p>InAccLB</text:p>
          </table:table-cell>
          <table:table-cell table:style-name="ce4" office:value-type="string">
            <text:p>AccSP</text:p>
          </table:table-cell>
          <table:table-cell table:style-name="ce4" office:value-type="string">
            <text:p>InAccSP</text:p>
          </table:table-cell>
          <table:table-cell table:style-name="ce4" office:value-type="string">
            <text:p>Rating</text:p>
          </table:table-cell>
          <table:table-cell table:number-columns-repeated="1016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<text:a xlink:href="http://www.whoscored.com/Teams/87">Juventus</text:a></text:p>
          </table:table-cell>
          <table:table-cell table:style-name="ce7" office:value-type="time" office:time-value="PT536H09M00S">
            <text:p>536.09.00</text:p>
          </table:table-cell>
          <table:table-cell table:style-name="ce7" office:value-type="time" office:time-value="PT33H09M00S">
            <text:p>33.09.00</text:p>
          </table:table-cell>
          <table:table-cell table:style-name="ce8" office:value-type="time" office:time-value="PT22H02M00S">
            <text:p>22.02.00</text:p>
          </table:table-cell>
          <table:table-cell table:style-name="ce7" office:value-type="time" office:time-value="PT421H07M00S">
            <text:p>421.07.00</text:p>
          </table:table-cell>
          <table:table-cell table:style-name="ce7" office:value-type="time" office:time-value="PT59H02M00S">
            <text:p>59.02.00</text:p>
          </table:table-cell>
          <table:table-cell table:style-name="ce8" office:value-type="time" office:time-value="PT07H04M00S">
            <text:p>07.04.00</text:p>
          </table:table-cell>
          <table:table-cell table:number-columns-repeated="1016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string">
            <text:p><text:a xlink:href="http://www.whoscored.com/Teams/77">Lazio</text:a></text:p>
          </table:table-cell>
          <table:table-cell table:style-name="ce7" office:value-type="time" office:time-value="PT457H06M00S">
            <text:p>457.06.00</text:p>
          </table:table-cell>
          <table:table-cell table:style-name="ce7" office:value-type="time" office:time-value="PT32H03M00S">
            <text:p>32.03.00</text:p>
          </table:table-cell>
          <table:table-cell table:style-name="ce7" office:value-type="time" office:time-value="PT33H01M00S">
            <text:p>33.01.00</text:p>
          </table:table-cell>
          <table:table-cell table:style-name="ce7" office:value-type="time" office:time-value="PT334H07M00S">
            <text:p>334.07.00</text:p>
          </table:table-cell>
          <table:table-cell table:style-name="ce7" office:value-type="time" office:time-value="PT57H05M00S">
            <text:p>57.05.00</text:p>
          </table:table-cell>
          <table:table-cell table:style-name="ce8" office:value-type="time" office:time-value="PT07H39M00S">
            <text:p>07.39.00</text:p>
          </table:table-cell>
          <table:table-cell table:number-columns-repeated="1016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string">
            <text:p><text:a xlink:href="http://www.whoscored.com/Teams/75">Inter</text:a></text:p>
          </table:table-cell>
          <table:table-cell table:style-name="ce7" office:value-type="time" office:time-value="PT541H01M00S">
            <text:p>541.01.00</text:p>
          </table:table-cell>
          <table:table-cell table:style-name="ce7" office:value-type="time" office:time-value="PT25H01M00S">
            <text:p>25.01.00</text:p>
          </table:table-cell>
          <table:table-cell table:style-name="ce5" office:value-type="float" office:value="23">
            <text:p>23</text:p>
          </table:table-cell>
          <table:table-cell table:style-name="ce7" office:value-type="time" office:time-value="PT434H01M00S">
            <text:p>434.01.00</text:p>
          </table:table-cell>
          <table:table-cell table:style-name="ce5" office:value-type="float" office:value="59">
            <text:p>59</text:p>
          </table:table-cell>
          <table:table-cell table:style-name="ce8" office:value-type="time" office:time-value="PT07H34M00S">
            <text:p>07.34.00</text:p>
          </table:table-cell>
          <table:table-cell table:number-columns-repeated="1016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string">
            <text:p><text:a xlink:href="http://www.whoscored.com/Teams/84">Roma</text:a></text:p>
          </table:table-cell>
          <table:table-cell table:style-name="ce7" office:value-type="time" office:time-value="PT539H07M00S">
            <text:p>539.07.00</text:p>
          </table:table-cell>
          <table:table-cell table:style-name="ce7" office:value-type="time" office:time-value="PT40H07M00S">
            <text:p>40.07.00</text:p>
          </table:table-cell>
          <table:table-cell table:style-name="ce7" office:value-type="time" office:time-value="PT28H04M00S">
            <text:p>28.04.00</text:p>
          </table:table-cell>
          <table:table-cell table:style-name="ce7" office:value-type="time" office:time-value="PT418H02M00S">
            <text:p>418.02.00</text:p>
          </table:table-cell>
          <table:table-cell table:style-name="ce7" office:value-type="time" office:time-value="PT52H04M00S">
            <text:p>52.04.00</text:p>
          </table:table-cell>
          <table:table-cell table:style-name="ce8" office:value-type="time" office:time-value="PT07H33M00S">
            <text:p>07.33.00</text:p>
          </table:table-cell>
          <table:table-cell table:number-columns-repeated="1016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<text:a xlink:href="http://www.whoscored.com/Teams/73">Fiorentina</text:a></text:p>
          </table:table-cell>
          <table:table-cell table:style-name="ce7" office:value-type="time" office:time-value="PT506H04M00S">
            <text:p>506.04.00</text:p>
          </table:table-cell>
          <table:table-cell table:style-name="ce7" office:value-type="time" office:time-value="PT33H02M00S">
            <text:p>33.02.00</text:p>
          </table:table-cell>
          <table:table-cell table:style-name="ce7" office:value-type="time" office:time-value="PT27H01M00S">
            <text:p>27.01.00</text:p>
          </table:table-cell>
          <table:table-cell table:style-name="ce7" office:value-type="time" office:time-value="PT393H06M00S">
            <text:p>393.06.00</text:p>
          </table:table-cell>
          <table:table-cell table:style-name="ce7" office:value-type="time" office:time-value="PT52H05M00S">
            <text:p>52.05.00</text:p>
          </table:table-cell>
          <table:table-cell table:style-name="ce8" office:value-type="time" office:time-value="PT07H32M00S">
            <text:p>07.32.00</text:p>
          </table:table-cell>
          <table:table-cell table:number-columns-repeated="1016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<text:a xlink:href="http://www.whoscored.com/Teams/276">Napoli</text:a></text:p>
          </table:table-cell>
          <table:table-cell table:style-name="ce7" office:value-type="time" office:time-value="PT525H02M00S">
            <text:p>525.02.00</text:p>
          </table:table-cell>
          <table:table-cell table:style-name="ce7" office:value-type="time" office:time-value="PT31H02M00S">
            <text:p>31.02.00</text:p>
          </table:table-cell>
          <table:table-cell table:style-name="ce7" office:value-type="time" office:time-value="PT30H03M00S">
            <text:p>30.03.00</text:p>
          </table:table-cell>
          <table:table-cell table:style-name="ce7" office:value-type="time" office:time-value="PT405H04M00S">
            <text:p>405.04.00</text:p>
          </table:table-cell>
          <table:table-cell table:style-name="ce7" office:value-type="time" office:time-value="PT58H02M00S">
            <text:p>58.02.00</text:p>
          </table:table-cell>
          <table:table-cell table:style-name="ce8" office:value-type="time" office:time-value="PT07H27M00S">
            <text:p>07.27.00</text:p>
          </table:table-cell>
          <table:table-cell table:number-columns-repeated="1016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<text:a xlink:href="http://www.whoscored.com/Teams/278">Genoa</text:a></text:p>
          </table:table-cell>
          <table:table-cell table:style-name="ce7" office:value-type="time" office:time-value="PT414H04M00S">
            <text:p>414.04.00</text:p>
          </table:table-cell>
          <table:table-cell table:style-name="ce7" office:value-type="time" office:time-value="PT27H01M00S">
            <text:p>27.01.00</text:p>
          </table:table-cell>
          <table:table-cell table:style-name="ce7" office:value-type="time" office:time-value="PT31H06M00S">
            <text:p>31.06.00</text:p>
          </table:table-cell>
          <table:table-cell table:style-name="ce7" office:value-type="time" office:time-value="PT298H01M00S">
            <text:p>298.01.00</text:p>
          </table:table-cell>
          <table:table-cell table:style-name="ce7" office:value-type="time" office:time-value="PT57H07M00S">
            <text:p>57.07.00</text:p>
          </table:table-cell>
          <table:table-cell table:style-name="ce8" office:value-type="time" office:time-value="PT07H26M00S">
            <text:p>07.26.00</text:p>
          </table:table-cell>
          <table:table-cell table:number-columns-repeated="1016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<text:a xlink:href="http://www.whoscored.com/Teams/271">Sampdoria</text:a></text:p>
          </table:table-cell>
          <table:table-cell table:style-name="ce7" office:value-type="time" office:time-value="PT397H05M00S">
            <text:p>397.05.00</text:p>
          </table:table-cell>
          <table:table-cell table:style-name="ce7" office:value-type="time" office:time-value="PT35H09M00S">
            <text:p>35.09.00</text:p>
          </table:table-cell>
          <table:table-cell table:style-name="ce7" office:value-type="time" office:time-value="PT29H06M00S">
            <text:p>29.06.00</text:p>
          </table:table-cell>
          <table:table-cell table:style-name="ce5" office:value-type="float" office:value="282">
            <text:p>282</text:p>
          </table:table-cell>
          <table:table-cell table:style-name="ce5" office:value-type="float" office:value="50">
            <text:p>50</text:p>
          </table:table-cell>
          <table:table-cell table:style-name="ce8" office:value-type="time" office:time-value="PT07H24M00S">
            <text:p>07.24.00</text:p>
          </table:table-cell>
          <table:table-cell table:number-columns-repeated="1016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<text:a xlink:href="http://www.whoscored.com/Teams/1285">Palermo</text:a></text:p>
          </table:table-cell>
          <table:table-cell table:style-name="ce7" office:value-type="time" office:time-value="PT416H06M00S">
            <text:p>416.06.00</text:p>
          </table:table-cell>
          <table:table-cell table:style-name="ce5" office:value-type="float" office:value="29">
            <text:p>29</text:p>
          </table:table-cell>
          <table:table-cell table:style-name="ce7" office:value-type="time" office:time-value="PT31H06M00S">
            <text:p>31.06.00</text:p>
          </table:table-cell>
          <table:table-cell table:style-name="ce7" office:value-type="time" office:time-value="PT298H06M00S">
            <text:p>298.06.00</text:p>
          </table:table-cell>
          <table:table-cell table:style-name="ce7" office:value-type="time" office:time-value="PT57H04M00S">
            <text:p>57.04.00</text:p>
          </table:table-cell>
          <table:table-cell table:style-name="ce8" office:value-type="time" office:time-value="PT07H21M00S">
            <text:p>07.21.00</text:p>
          </table:table-cell>
          <table:table-cell table:number-columns-repeated="101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<text:a xlink:href="http://www.whoscored.com/Teams/72">Torino</text:a></text:p>
          </table:table-cell>
          <table:table-cell table:style-name="ce7" office:value-type="time" office:time-value="PT423H06M00S">
            <text:p>423.06.00</text:p>
          </table:table-cell>
          <table:table-cell table:style-name="ce7" office:value-type="time" office:time-value="PT35H03M00S">
            <text:p>35.03.00</text:p>
          </table:table-cell>
          <table:table-cell table:style-name="ce7" office:value-type="time" office:time-value="PT28H07M00S">
            <text:p>28.07.00</text:p>
          </table:table-cell>
          <table:table-cell table:style-name="ce5" office:value-type="float" office:value="311">
            <text:p>311</text:p>
          </table:table-cell>
          <table:table-cell table:style-name="ce7" office:value-type="time" office:time-value="PT48H06M00S">
            <text:p>48.06.00</text:p>
          </table:table-cell>
          <table:table-cell table:style-name="ce8" office:value-type="time" office:time-value="PT07H21M00S">
            <text:p>07.21.00</text:p>
          </table:table-cell>
          <table:table-cell table:number-columns-repeated="1016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<text:a xlink:href="http://www.whoscored.com/Teams/80">AC Milan</text:a></text:p>
          </table:table-cell>
          <table:table-cell table:style-name="ce7" office:value-type="time" office:time-value="PT449H07M00S">
            <text:p>449.07.00</text:p>
          </table:table-cell>
          <table:table-cell table:style-name="ce7" office:value-type="time" office:time-value="PT36H06M00S">
            <text:p>36.06.00</text:p>
          </table:table-cell>
          <table:table-cell table:style-name="ce7" office:value-type="time" office:time-value="PT32H02M00S">
            <text:p>32.02.00</text:p>
          </table:table-cell>
          <table:table-cell table:style-name="ce7" office:value-type="time" office:time-value="PT330H06M00S">
            <text:p>330.06.00</text:p>
          </table:table-cell>
          <table:table-cell table:style-name="ce7" office:value-type="time" office:time-value="PT50H02M00S">
            <text:p>50.02.00</text:p>
          </table:table-cell>
          <table:table-cell table:style-name="ce8" office:value-type="time" office:time-value="PT07H20M00S">
            <text:p>07.20.00</text:p>
          </table:table-cell>
          <table:table-cell table:number-columns-repeated="1016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string">
            <text:p><text:a xlink:href="http://www.whoscored.com/Teams/2889">Sassuolo</text:a></text:p>
          </table:table-cell>
          <table:table-cell table:style-name="ce7" office:value-type="time" office:time-value="PT377H04M00S">
            <text:p>377.04.00</text:p>
          </table:table-cell>
          <table:table-cell table:style-name="ce7" office:value-type="time" office:time-value="PT28H01M00S">
            <text:p>28.01.00</text:p>
          </table:table-cell>
          <table:table-cell table:style-name="ce5" office:value-type="float" office:value="36">
            <text:p>36</text:p>
          </table:table-cell>
          <table:table-cell table:style-name="ce7" office:value-type="time" office:time-value="PT262H05M00S">
            <text:p>262.05.00</text:p>
          </table:table-cell>
          <table:table-cell table:style-name="ce7" office:value-type="time" office:time-value="PT50H07M00S">
            <text:p>50.07.00</text:p>
          </table:table-cell>
          <table:table-cell table:style-name="ce8" office:value-type="time" office:time-value="PT07H17M00S">
            <text:p>07.17.00</text:p>
          </table:table-cell>
          <table:table-cell table:number-columns-repeated="1016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string">
            <text:p><text:a xlink:href="http://www.whoscored.com/Teams/267">Chievo</text:a></text:p>
          </table:table-cell>
          <table:table-cell table:style-name="ce7" office:value-type="time" office:time-value="PT337H04M00S">
            <text:p>337.04.00</text:p>
          </table:table-cell>
          <table:table-cell table:style-name="ce7" office:value-type="time" office:time-value="PT32H05M00S">
            <text:p>32.05.00</text:p>
          </table:table-cell>
          <table:table-cell table:style-name="ce7" office:value-type="time" office:time-value="PT38H01M00S">
            <text:p>38.01.00</text:p>
          </table:table-cell>
          <table:table-cell table:style-name="ce7" office:value-type="time" office:time-value="PT212H03M00S">
            <text:p>212.03.00</text:p>
          </table:table-cell>
          <table:table-cell table:style-name="ce7" office:value-type="time" office:time-value="PT54H05M00S">
            <text:p>54.05.00</text:p>
          </table:table-cell>
          <table:table-cell table:style-name="ce8" office:value-type="time" office:time-value="PT07H16M00S">
            <text:p>07.16.00</text:p>
          </table:table-cell>
          <table:table-cell table:number-columns-repeated="1016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string">
            <text:p><text:a xlink:href="http://www.whoscored.com/Teams/272">Empoli</text:a></text:p>
          </table:table-cell>
          <table:table-cell table:style-name="ce7" office:value-type="time" office:time-value="PT483H02M00S">
            <text:p>483.02.00</text:p>
          </table:table-cell>
          <table:table-cell table:style-name="ce5" office:value-type="float" office:value="21">
            <text:p>21</text:p>
          </table:table-cell>
          <table:table-cell table:style-name="ce7" office:value-type="time" office:time-value="PT31H08M00S">
            <text:p>31.08.00</text:p>
          </table:table-cell>
          <table:table-cell table:style-name="ce7" office:value-type="time" office:time-value="PT366H03M00S">
            <text:p>366.03.00</text:p>
          </table:table-cell>
          <table:table-cell table:style-name="ce7" office:value-type="time" office:time-value="PT64H01M00S">
            <text:p>64.01.00</text:p>
          </table:table-cell>
          <table:table-cell table:style-name="ce8" office:value-type="time" office:time-value="PT07H14M00S">
            <text:p>07.14.00</text:p>
          </table:table-cell>
          <table:table-cell table:number-columns-repeated="1016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<text:a xlink:href="http://www.whoscored.com/Teams/78">Cagliari</text:a></text:p>
          </table:table-cell>
          <table:table-cell table:style-name="ce7" office:value-type="time" office:time-value="PT440H02M00S">
            <text:p>440.02.00</text:p>
          </table:table-cell>
          <table:table-cell table:style-name="ce8" office:value-type="time" office:time-value="PT21H07M00S">
            <text:p>21.07.00</text:p>
          </table:table-cell>
          <table:table-cell table:style-name="ce7" office:value-type="time" office:time-value="PT27H07M00S">
            <text:p>27.07.00</text:p>
          </table:table-cell>
          <table:table-cell table:style-name="ce7" office:value-type="time" office:time-value="PT329H01M00S">
            <text:p>329.01.00</text:p>
          </table:table-cell>
          <table:table-cell table:style-name="ce7" office:value-type="time" office:time-value="PT61H07M00S">
            <text:p>61.07.00</text:p>
          </table:table-cell>
          <table:table-cell table:style-name="ce8" office:value-type="time" office:time-value="PT07H14M00S">
            <text:p>07.14.00</text:p>
          </table:table-cell>
          <table:table-cell table:number-columns-repeated="1016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<text:a xlink:href="http://www.whoscored.com/Teams/76">Verona</text:a></text:p>
          </table:table-cell>
          <table:table-cell table:style-name="ce7" office:value-type="time" office:time-value="PT357H02M00S">
            <text:p>357.02.00</text:p>
          </table:table-cell>
          <table:table-cell table:style-name="ce7" office:value-type="time" office:time-value="PT30H01M00S">
            <text:p>30.01.00</text:p>
          </table:table-cell>
          <table:table-cell table:style-name="ce7" office:value-type="time" office:time-value="PT30H05M00S">
            <text:p>30.05.00</text:p>
          </table:table-cell>
          <table:table-cell table:style-name="ce7" office:value-type="time" office:time-value="PT249H09M00S">
            <text:p>249.09.00</text:p>
          </table:table-cell>
          <table:table-cell table:style-name="ce7" office:value-type="time" office:time-value="PT46H07M00S">
            <text:p>46.07.00</text:p>
          </table:table-cell>
          <table:table-cell table:style-name="ce8" office:value-type="time" office:time-value="PT07H12M00S">
            <text:p>07.12.00</text:p>
          </table:table-cell>
          <table:table-cell table:number-columns-repeated="1016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<text:a xlink:href="http://www.whoscored.com/Teams/86">Udinese</text:a></text:p>
          </table:table-cell>
          <table:table-cell table:style-name="ce7" office:value-type="time" office:time-value="PT371H04M00S">
            <text:p>371.04.00</text:p>
          </table:table-cell>
          <table:table-cell table:style-name="ce7" office:value-type="time" office:time-value="PT28H08M00S">
            <text:p>28.08.00</text:p>
          </table:table-cell>
          <table:table-cell table:style-name="ce7" office:value-type="time" office:time-value="PT39H01M00S">
            <text:p>39.01.00</text:p>
          </table:table-cell>
          <table:table-cell table:style-name="ce7" office:value-type="time" office:time-value="PT250H08M00S">
            <text:p>250.08.00</text:p>
          </table:table-cell>
          <table:table-cell table:style-name="ce7" office:value-type="time" office:time-value="PT52H08M00S">
            <text:p>52.08.00</text:p>
          </table:table-cell>
          <table:table-cell table:style-name="ce8" office:value-type="time" office:time-value="PT07H11M00S">
            <text:p>07.11.00</text:p>
          </table:table-cell>
          <table:table-cell table:number-columns-repeated="1016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<text:a xlink:href="http://www.whoscored.com/Teams/300">Atalanta</text:a></text:p>
          </table:table-cell>
          <table:table-cell table:style-name="ce7" office:value-type="time" office:time-value="PT377H08M00S">
            <text:p>377.08.00</text:p>
          </table:table-cell>
          <table:table-cell table:style-name="ce7" office:value-type="time" office:time-value="PT30H05M00S">
            <text:p>30.05.00</text:p>
          </table:table-cell>
          <table:table-cell table:style-name="ce7" office:value-type="time" office:time-value="PT34H05M00S">
            <text:p>34.05.00</text:p>
          </table:table-cell>
          <table:table-cell table:style-name="ce7" office:value-type="time" office:time-value="PT255H03M00S">
            <text:p>255.03.00</text:p>
          </table:table-cell>
          <table:table-cell table:style-name="ce7" office:value-type="time" office:time-value="PT57H04M00S">
            <text:p>57.04.00</text:p>
          </table:table-cell>
          <table:table-cell table:style-name="ce8" office:value-type="time" office:time-value="PT07H10M00S">
            <text:p>07.10.00</text:p>
          </table:table-cell>
          <table:table-cell table:number-columns-repeated="1016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<text:a xlink:href="http://www.whoscored.com/Teams/265">Cesena</text:a></text:p>
          </table:table-cell>
          <table:table-cell table:style-name="ce7" office:value-type="time" office:time-value="PT370H09M00S">
            <text:p>370.09.00</text:p>
          </table:table-cell>
          <table:table-cell table:style-name="ce7" office:value-type="time" office:time-value="PT34H09M00S">
            <text:p>34.09.00</text:p>
          </table:table-cell>
          <table:table-cell table:style-name="ce7" office:value-type="time" office:time-value="PT34H01M00S">
            <text:p>34.01.00</text:p>
          </table:table-cell>
          <table:table-cell table:style-name="ce7" office:value-type="time" office:time-value="PT242H09M00S">
            <text:p>242.09.00</text:p>
          </table:table-cell>
          <table:table-cell table:style-name="ce5" office:value-type="float" office:value="59">
            <text:p>59</text:p>
          </table:table-cell>
          <table:table-cell table:style-name="ce8" office:value-type="time" office:time-value="PT07H01M00S">
            <text:p>07.01.00</text:p>
          </table:table-cell>
          <table:table-cell table:number-columns-repeated="1016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<text:a xlink:href="http://www.whoscored.com/Teams/82">Parma</text:a></text:p>
          </table:table-cell>
          <table:table-cell table:style-name="ce7" office:value-type="time" office:time-value="PT398H03M00S">
            <text:p>398.03.00</text:p>
          </table:table-cell>
          <table:table-cell table:style-name="ce7" office:value-type="time" office:time-value="PT32H01M00S">
            <text:p>32.01.00</text:p>
          </table:table-cell>
          <table:table-cell table:style-name="ce7" office:value-type="time" office:time-value="PT34H06M00S">
            <text:p>34.06.00</text:p>
          </table:table-cell>
          <table:table-cell table:style-name="ce7" office:value-type="time" office:time-value="PT277H04M00S">
            <text:p>277.04.00</text:p>
          </table:table-cell>
          <table:table-cell table:style-name="ce7" office:value-type="time" office:time-value="PT54H02M00S">
            <text:p>54.02.00</text:p>
          </table:table-cell>
          <table:table-cell table:style-name="ce8" office:value-type="time" office:time-value="PT06H53M00S">
            <text:p>06.53.00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6"/>
          <table:table-cell table:style-name="ce4" office:value-type="string">
            <text:p>Matches</text:p>
          </table:table-cell>
          <table:table-cell table:style-name="ce4" office:value-type="string">
            <text:p>Wins</text:p>
          </table:table-cell>
          <table:table-cell table:style-name="ce4" office:value-type="string">
            <text:p>Draws</text:p>
          </table:table-cell>
          <table:table-cell table:style-name="ce4" office:value-type="string">
            <text:p>Losses</text:p>
          </table:table-cell>
          <table:table-cell table:style-name="ce4" office:value-type="string">
            <text:p>ø Pnt</text:p>
          </table:table-cell>
          <table:table-cell table:style-name="ce4" office:value-type="string">
            <text:p>Goals</text:p>
          </table:table-cell>
          <table:table-cell table:style-name="ce4" office:value-type="string">
            <text:p>ø Spectators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Home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46:28</text:p>
          </table:table-cell>
          <table:table-cell table:style-name="ce5" office:value-type="float" office:value="30721">
            <text:p>30721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way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32">
            <text:p>1,32</text:p>
          </table:table-cell>
          <table:table-cell table:style-name="ce5" office:value-type="string">
            <text:p>24:26</text:p>
          </table:table-cell>
          <table:table-cell table:style-name="ce5" office:value-type="float" office:value="17765">
            <text:p>17765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11/11/2015</text:date>, <text:time>18.44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5-11-11T17:17:49.78</meta:creation-date>
    <dc:date>2015-11-11T18:44:09.39</dc:date>
    <dc:creator>e e</dc:creator>
    <meta:editing-duration>PT8M47S</meta:editing-duration>
    <meta:editing-cycles>1</meta:editing-cycles>
    <meta:document-statistic meta:table-count="3" meta:cell-count="271" meta:object-count="0"/>
    <meta:generator>OpenOffice/4.1.2$Win32 OpenOffice.org_project/412m3$Build-9782</meta:generator>
  </office:meta>
</office:document-meta>
</file>